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5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5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15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 Semibold" fo:font-size="15pt" style:font-size-asian="15pt" style:font-size-complex="15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27cm" svg:y="0.508cm">
          <draw:text-box>
            <text:p text:style-name="P1"><text:span text:style-name="T1">HYMN #766</text:span></text:p>
            <text:p text:style-name="P1"><text:span text:style-name="T2">“</text:span><text:span text:style-name="T2">Our Father, Who from Heaven Abov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146cm" svg:height="7.011cm" svg:x="1.27cm" svg:y="0.508cm">
          <draw:text-box>
            <text:p text:style-name="P4"><text:span text:style-name="T3">1. </text:span><text:span text:style-name="T4">Our Father, who from heav’n above</text:span></text:p>
            <text:p text:style-name="P4"><text:span text:style-name="T4">Bids all of us to live in love</text:span></text:p>
            <text:p text:style-name="P4"><text:span text:style-name="T4">As members of one family</text:span></text:p>
            <text:p text:style-name="P4"><text:span text:style-name="T4">And pray to You in unit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5.146cm" svg:height="3.631cm" svg:x="1.27cm" svg:y="0.508cm">
          <draw:text-box>
            <text:p text:style-name="P4"><text:span text:style-name="T4">Teach us no thoughtless words to say</text:span></text:p>
            <text:p text:style-name="P4"><text:span text:style-name="T4">But from our inmost hearts to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5.146cm" svg:height="7.011cm" svg:x="1.524cm" svg:y="0.609cm">
          <draw:text-box>
            <text:p text:style-name="P4"><text:span text:style-name="T3">2. </text:span><text:span text:style-name="T4">Your name be hallowed. Help us, Lord,</text:span></text:p>
            <text:p text:style-name="P4"><text:span text:style-name="T4">In purity to keep Your Word,</text:span></text:p>
            <text:p text:style-name="P4"><text:span text:style-name="T4">That to the glory of Your name</text:span></text:p>
            <text:p text:style-name="P4"><text:span text:style-name="T4">We walk before You free from bl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5" draw:layer="layout" svg:width="25.146cm" svg:height="3.631cm" svg:x="1.316cm" svg:y="0.551cm">
          <draw:text-box>
            <text:p text:style-name="P4"><text:span text:style-name="T4">Let no false teaching us pervert;</text:span></text:p>
            <text:p text:style-name="P4"><text:span text:style-name="T4">All poor deluded souls conve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5.146cm" svg:height="7.011cm" svg:x="1.364cm" svg:y="0.622cm">
          <draw:text-box>
            <text:p text:style-name="P4"><text:span text:style-name="T3">3. </text:span><text:span text:style-name="T5">Your kingdom come. Guard Your domain</text:span></text:p>
            <text:p text:style-name="P4"><text:span text:style-name="T4">And Your eternal righteous reign.</text:span></text:p>
            <text:p text:style-name="P4"><text:span text:style-name="T4">The Holy Ghost enrich our day</text:span></text:p>
            <text:p text:style-name="P4"><text:span text:style-name="T4">With gifts attendant on our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5" draw:layer="layout" svg:width="25.146cm" svg:height="3.631cm" svg:x="1.27cm" svg:y="0.508cm">
          <draw:text-box>
            <text:p text:style-name="P4"><text:span text:style-name="T4">Break Satan’s pow’r, defeat his rage;</text:span></text:p>
            <text:p text:style-name="P4"><text:span text:style-name="T4">Preserve Your Church from age to ag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5" draw:layer="layout" svg:width="25.146cm" svg:height="7.011cm" svg:x="1.574cm" svg:y="0.528cm">
          <draw:text-box>
            <text:p text:style-name="P4"><text:span text:style-name="T3">4. </text:span><text:span text:style-name="T4">Your gracious will on earth be done</text:span></text:p>
            <text:p text:style-name="P4"><text:span text:style-name="T4">As it is done before Your throne,</text:span></text:p>
            <text:p text:style-name="P4"><text:span text:style-name="T4">That patiently we may obey</text:span></text:p>
            <text:p text:style-name="P4"><text:span text:style-name="T4">Throughout our lives all that You s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5" draw:layer="layout" svg:width="25.146cm" svg:height="3.631cm" svg:x="1.434cm" svg:y="0.574cm">
          <draw:text-box>
            <text:p text:style-name="P4"><text:span text:style-name="T4">Curb flesh and blood and ev’ry ill</text:span></text:p>
            <text:p text:style-name="P4"><text:span text:style-name="T4">That sets itself against Your w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5" draw:layer="layout" svg:width="25.146cm" svg:height="7.011cm" svg:x="1.712cm" svg:y="0.434cm">
          <draw:text-box>
            <text:p text:style-name="P4"><text:span text:style-name="T3">5. </text:span><text:span text:style-name="T4">Give us this day our daily bread,</text:span></text:p>
            <text:p text:style-name="P4"><text:span text:style-name="T4">And let us all be clothed and fed.</text:span></text:p>
            <text:p text:style-name="P4"><text:span text:style-name="T4">Save us from hardship, war, and strife;</text:span></text:p>
            <text:p text:style-name="P4"><text:span text:style-name="T4">In plague and famine, spare our lif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4" draw:text-style-name="P5" draw:layer="layout" svg:width="25.146cm" svg:height="3.631cm" svg:x="1.548cm" svg:y="0.504cm">
          <draw:text-box>
            <text:p text:style-name="P4"><text:span text:style-name="T4">That we in honest peace may live,</text:span></text:p>
            <text:p text:style-name="P4"><text:span text:style-name="T4">To care and greed no entrance g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>
        <draw:frame draw:style-name="gr3" draw:text-style-name="P5" draw:layer="layout" svg:width="25.146cm" svg:height="7.011cm" svg:x="1.524cm" svg:y="0.508cm">
          <draw:text-box>
            <text:p text:style-name="P4"><text:span text:style-name="T3">6. </text:span><text:span text:style-name="T4">Forgive our sins, Lord, we implore,</text:span></text:p>
            <text:p text:style-name="P4"><text:span text:style-name="T4">That they may trouble us no more;</text:span></text:p>
            <text:p text:style-name="P4"><text:span text:style-name="T4">We, too, will gladly those forgive</text:span></text:p>
            <text:p text:style-name="P4"><text:span text:style-name="T4">Who hurt us by the way they l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>
        <draw:frame draw:style-name="gr4" draw:text-style-name="P5" draw:layer="layout" svg:width="25.146cm" svg:height="3.631cm" svg:x="1.314cm" svg:y="0.433cm">
          <draw:text-box>
            <text:p text:style-name="P4"><text:span text:style-name="T4">Help us in our community</text:span></text:p>
            <text:p text:style-name="P4"><text:span text:style-name="T4">To serve each other willing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>
        <draw:frame draw:style-name="gr3" draw:text-style-name="P5" draw:layer="layout" svg:width="25.146cm" svg:height="7.011cm" svg:x="1.361cm" svg:y="0.528cm">
          <draw:text-box>
            <text:p text:style-name="P4"><text:span text:style-name="T3">7. </text:span><text:span text:style-name="T4">Lead not into temptation, Lord,</text:span></text:p>
            <text:p text:style-name="P4"><text:span text:style-name="T4">Where our grim foe and all his horde</text:span></text:p>
            <text:p text:style-name="P4"><text:span text:style-name="T4">Would vex our souls on ev’ry hand.</text:span></text:p>
            <text:p text:style-name="P4"><text:span text:style-name="T4">Help us resist, help us to st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>
        <draw:frame draw:style-name="gr4" draw:text-style-name="P5" draw:layer="layout" svg:width="25.146cm" svg:height="3.631cm" svg:x="1.314cm" svg:y="0.508cm">
          <draw:text-box>
            <text:p text:style-name="P4"><text:span text:style-name="T4">Firm in the faith, a mighty host,</text:span></text:p>
            <text:p text:style-name="P4"><text:span text:style-name="T4">Through comfort of the Holy Gho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>
        <draw:frame draw:style-name="gr3" draw:text-style-name="P5" draw:layer="layout" svg:width="25.146cm" svg:height="7.011cm" svg:x="1.524cm" svg:y="0.508cm">
          <draw:text-box>
            <text:p text:style-name="P4"><text:span text:style-name="T3">8. </text:span><text:span text:style-name="T4">From evil, Lord, deliver us;</text:span></text:p>
            <text:p text:style-name="P4"><text:span text:style-name="T4">The times and days are perilous.</text:span></text:p>
            <text:p text:style-name="P4"><text:span text:style-name="T4">Redeem us from eternal death,</text:span></text:p>
            <text:p text:style-name="P4"><text:span text:style-name="T4">And, when we yield our dying breath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>
        <draw:frame draw:style-name="gr4" draw:text-style-name="P5" draw:layer="layout" svg:width="25.146cm" svg:height="3.631cm" svg:x="1.338cm" svg:y="0.575cm">
          <draw:text-box>
            <text:p text:style-name="P4"><text:span text:style-name="T4">Console us, grant us calm release,</text:span></text:p>
            <text:p text:style-name="P4"><text:span text:style-name="T4">And take our souls to You in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>
        <draw:frame draw:style-name="gr3" draw:text-style-name="P2" draw:layer="layout" svg:width="25.146cm" svg:height="7.011cm" svg:x="1.524cm" svg:y="0.609cm">
          <draw:text-box>
            <text:p text:style-name="P1"><text:span text:style-name="T3">9. </text:span><text:span text:style-name="T4">Amen, that is, so shall it be.</text:span></text:p>
            <text:p text:style-name="P1"><text:span text:style-name="T4">Make strong our faith in You, that we</text:span></text:p>
            <text:p text:style-name="P1"><text:span text:style-name="T4">May doubt not but with trust believe</text:span></text:p>
            <text:p text:style-name="P1"><text:span text:style-name="T4">That what we ask we shall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>
        <draw:frame draw:style-name="gr5" draw:text-style-name="P2" draw:layer="layout" svg:width="25.146cm" svg:height="11.854cm" svg:x="1.524cm" svg:y="0.592cm">
          <draw:text-box>
            <text:p text:style-name="P1"><text:span text:style-name="T4">Thus in Your name and at Your Word</text:span></text:p>
            <text:p text:style-name="P1"><text:span text:style-name="T4">We say, Amen, O hear us, Lord!</text:span></text:p>
            <text:p text:style-name="P6"><text:span text:style-name="T6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><text:s text:c="8"/></text:span><text:span text:style-name="T7">1980 Concordia Publishing House.</text:span></text:p>
            <text:p text:style-name="P6"><text:span text:style-name="T7"><text:s text:c="8"/></text:span><text:span text:style-name="T7">Used by permission: </text:span></text:p>
            <text:p text:style-name="P6"><text:span text:style-name="T7"><text:s text:c="8"/></text:span><text:span text:style-name="T7">LSB Hymn License </text:span></text:p>
            <text:p text:style-name="P6"><text:span text:style-name="T7"><text:s text:c="8"/></text:span><text:span text:style-name="T7">.NET, no. 100011038.</text:span></text:p>
            <text:p text:style-name="P6"><text:span text:style-name="T7"><text:s text:c="8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22:32:59.949000000</meta:creation-date>
    <dc:date>2019-04-29T21:47:10.956000000</dc:date>
    <meta:editing-duration>PT18M49S</meta:editing-duration>
    <meta:editing-cycles>4</meta:editing-cycles>
    <meta:generator>LibreOffice/6.1.5.2$Windows_X86_64 LibreOffice_project/90f8dcf33c87b3705e78202e3df5142b201bd805</meta:generator>
    <meta:document-statistic meta:object-count="78"/>
  </office:meta>
</office:document-meta>
</file>